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6752in"/>
    </style:style>
    <style:style style:name="co11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BlazMul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7182" calcext:value-type="float">
            <text:p>7.18E-06</text:p>
          </table:table-cell>
          <table:table-cell office:value-type="float" office:value="0.000019106" calcext:value-type="float">
            <text:p>1.91E-05</text:p>
          </table:table-cell>
          <table:table-cell office:value-type="float" office:value="0.0000593" calcext:value-type="float">
            <text:p>5.93E-05</text:p>
          </table:table-cell>
          <table:table-cell office:value-type="float" office:value="0.0002376" calcext:value-type="float">
            <text:p>2.38E-04</text:p>
          </table:table-cell>
          <table:table-cell office:value-type="float" office:value="0.00089" calcext:value-type="float">
            <text:p>8.90E-04</text:p>
          </table:table-cell>
          <table:table-cell office:value-type="float" office:value="0.0034735" calcext:value-type="float">
            <text:p>3.47E-03</text:p>
          </table:table-cell>
          <table:table-cell office:value-type="float" office:value="0.0130233333333333" calcext:value-type="float">
            <text:p>1.30E-02</text:p>
          </table:table-cell>
          <table:table-cell office:value-type="float" office:value="0.0603428571428571" calcext:value-type="float">
            <text:p>6.03E-02</text:p>
          </table:table-cell>
          <table:table-cell office:value-type="float" office:value="0.284425" calcext:value-type="float">
            <text:p>2.84E-01</text:p>
          </table:table-cell>
          <table:table-cell office:value-type="float" office:value="0.836875" calcext:value-type="float">
            <text:p>8.37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603333333333333" calcext:value-type="float">
            <text:p>6.03E-06</text:p>
          </table:table-cell>
          <table:table-cell office:value-type="float" office:value="0.000019668" calcext:value-type="float">
            <text:p>1.97E-05</text:p>
          </table:table-cell>
          <table:table-cell office:value-type="float" office:value="0.0000488923076923077" calcext:value-type="float">
            <text:p>4.89E-05</text:p>
          </table:table-cell>
          <table:table-cell office:value-type="float" office:value="0.00022994" calcext:value-type="float">
            <text:p>2.30E-04</text:p>
          </table:table-cell>
          <table:table-cell office:value-type="float" office:value="0.0008678" calcext:value-type="float">
            <text:p>8.68E-04</text:p>
          </table:table-cell>
          <table:table-cell office:value-type="float" office:value="0.0038915" calcext:value-type="float">
            <text:p>3.89E-03</text:p>
          </table:table-cell>
          <table:table-cell office:value-type="float" office:value="0.0136216666666667" calcext:value-type="float">
            <text:p>1.36E-02</text:p>
          </table:table-cell>
          <table:table-cell office:value-type="float" office:value="0.0547857142857143" calcext:value-type="float">
            <text:p>5.48E-02</text:p>
          </table:table-cell>
          <table:table-cell office:value-type="float" office:value="0.27715" calcext:value-type="float">
            <text:p>2.77E-01</text:p>
          </table:table-cell>
          <table:table-cell office:value-type="float" office:value="0.809375" calcext:value-type="float">
            <text:p>8.09E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605733333333333" calcext:value-type="float">
            <text:p>6.06E-06</text:p>
          </table:table-cell>
          <table:table-cell office:value-type="float" office:value="0.000019266" calcext:value-type="float">
            <text:p>1.93E-05</text:p>
          </table:table-cell>
          <table:table-cell office:value-type="float" office:value="0.0000752076923076923" calcext:value-type="float">
            <text:p>7.52E-05</text:p>
          </table:table-cell>
          <table:table-cell office:value-type="float" office:value="0.00023618" calcext:value-type="float">
            <text:p>2.36E-04</text:p>
          </table:table-cell>
          <table:table-cell office:value-type="float" office:value="0.000817" calcext:value-type="float">
            <text:p>8.17E-04</text:p>
          </table:table-cell>
          <table:table-cell office:value-type="float" office:value="0.0033235" calcext:value-type="float">
            <text:p>3.32E-03</text:p>
          </table:table-cell>
          <table:table-cell office:value-type="float" office:value="0.0152766666666667" calcext:value-type="float">
            <text:p>1.53E-02</text:p>
          </table:table-cell>
          <table:table-cell office:value-type="float" office:value="0.06895" calcext:value-type="float">
            <text:p>6.90E-02</text:p>
          </table:table-cell>
          <table:table-cell office:value-type="float" office:value="0.230775" calcext:value-type="float">
            <text:p>2.31E-01</text:p>
          </table:table-cell>
          <table:table-cell office:value-type="float" office:value="0.807875" calcext:value-type="float">
            <text:p>8.08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726466666666667" calcext:value-type="float">
            <text:p>7.26E-06</text:p>
          </table:table-cell>
          <table:table-cell office:value-type="float" office:value="0.000018846" calcext:value-type="float">
            <text:p>1.88E-05</text:p>
          </table:table-cell>
          <table:table-cell office:value-type="float" office:value="0.0000585461538461538" calcext:value-type="float">
            <text:p>5.85E-05</text:p>
          </table:table-cell>
          <table:table-cell office:value-type="float" office:value="0.0002419" calcext:value-type="float">
            <text:p>2.42E-04</text:p>
          </table:table-cell>
          <table:table-cell office:value-type="float" office:value="0.0008164" calcext:value-type="float">
            <text:p>8.16E-04</text:p>
          </table:table-cell>
          <table:table-cell office:value-type="float" office:value="0.003225" calcext:value-type="float">
            <text:p>3.23E-03</text:p>
          </table:table-cell>
          <table:table-cell office:value-type="float" office:value="0.0145316666666667" calcext:value-type="float">
            <text:p>1.45E-02</text:p>
          </table:table-cell>
          <table:table-cell office:value-type="float" office:value="0.0631" calcext:value-type="float">
            <text:p>6.31E-02</text:p>
          </table:table-cell>
          <table:table-cell office:value-type="float" office:value="0.28165" calcext:value-type="float">
            <text:p>2.82E-01</text:p>
          </table:table-cell>
          <table:table-cell office:value-type="float" office:value="0.840875" calcext:value-type="float">
            <text:p>8.41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7332" calcext:value-type="float">
            <text:p>7.33E-06</text:p>
          </table:table-cell>
          <table:table-cell office:value-type="float" office:value="0.000018426" calcext:value-type="float">
            <text:p>1.84E-05</text:p>
          </table:table-cell>
          <table:table-cell office:value-type="float" office:value="0.0000490230769230769" calcext:value-type="float">
            <text:p>4.90E-05</text:p>
          </table:table-cell>
          <table:table-cell office:value-type="float" office:value="0.00024266" calcext:value-type="float">
            <text:p>2.43E-04</text:p>
          </table:table-cell>
          <table:table-cell office:value-type="float" office:value="0.0008155" calcext:value-type="float">
            <text:p>8.16E-04</text:p>
          </table:table-cell>
          <table:table-cell office:value-type="float" office:value="0.0035085" calcext:value-type="float">
            <text:p>3.51E-03</text:p>
          </table:table-cell>
          <table:table-cell office:value-type="float" office:value="0.0136566666666667" calcext:value-type="float">
            <text:p>1.37E-02</text:p>
          </table:table-cell>
          <table:table-cell office:value-type="float" office:value="0.0695214285714286" calcext:value-type="float">
            <text:p>6.95E-02</text:p>
          </table:table-cell>
          <table:table-cell office:value-type="float" office:value="0.279175" calcext:value-type="float">
            <text:p>2.79E-01</text:p>
          </table:table-cell>
          <table:table-cell office:value-type="float" office:value="0.856875" calcext:value-type="float">
            <text:p>8.57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696866666666667" calcext:value-type="float">
            <text:p>6.97E-06</text:p>
          </table:table-cell>
          <table:table-cell office:value-type="float" office:value="0.000019188" calcext:value-type="float">
            <text:p>1.92E-05</text:p>
          </table:table-cell>
          <table:table-cell office:value-type="float" office:value="0.0000730153846153846" calcext:value-type="float">
            <text:p>7.30E-05</text:p>
          </table:table-cell>
          <table:table-cell office:value-type="float" office:value="0.00025204" calcext:value-type="float">
            <text:p>2.52E-04</text:p>
          </table:table-cell>
          <table:table-cell office:value-type="float" office:value="0.0007608" calcext:value-type="float">
            <text:p>7.61E-04</text:p>
          </table:table-cell>
          <table:table-cell office:value-type="float" office:value="0.0035085" calcext:value-type="float">
            <text:p>3.51E-03</text:p>
          </table:table-cell>
          <table:table-cell office:value-type="float" office:value="0.0157116666666667" calcext:value-type="float">
            <text:p>1.57E-02</text:p>
          </table:table-cell>
          <table:table-cell office:value-type="float" office:value="0.0685357142857143" calcext:value-type="float">
            <text:p>6.85E-02</text:p>
          </table:table-cell>
          <table:table-cell office:value-type="float" office:value="0.26715" calcext:value-type="float">
            <text:p>2.67E-01</text:p>
          </table:table-cell>
          <table:table-cell office:value-type="float" office:value="0.8535" calcext:value-type="float">
            <text:p>8.54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723933333333333" calcext:value-type="float">
            <text:p>7.24E-06</text:p>
          </table:table-cell>
          <table:table-cell office:value-type="float" office:value="0.000019144" calcext:value-type="float">
            <text:p>1.91E-05</text:p>
          </table:table-cell>
          <table:table-cell office:value-type="float" office:value="0.0000573692307692308" calcext:value-type="float">
            <text:p>5.74E-05</text:p>
          </table:table-cell>
          <table:table-cell office:value-type="float" office:value="0.00025726" calcext:value-type="float">
            <text:p>2.57E-04</text:p>
          </table:table-cell>
          <table:table-cell office:value-type="float" office:value="0.0007986" calcext:value-type="float">
            <text:p>7.99E-04</text:p>
          </table:table-cell>
          <table:table-cell office:value-type="float" office:value="0.003224" calcext:value-type="float">
            <text:p>3.22E-03</text:p>
          </table:table-cell>
          <table:table-cell office:value-type="float" office:value="0.0127783333333333" calcext:value-type="float">
            <text:p>1.28E-02</text:p>
          </table:table-cell>
          <table:table-cell office:value-type="float" office:value="0.0603428571428571" calcext:value-type="float">
            <text:p>6.03E-02</text:p>
          </table:table-cell>
          <table:table-cell office:value-type="float" office:value="0.256125" calcext:value-type="float">
            <text:p>2.56E-01</text:p>
          </table:table-cell>
          <table:table-cell office:value-type="float" office:value="0.794" calcext:value-type="float">
            <text:p>7.94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735133333333333" calcext:value-type="float">
            <text:p>7.35E-06</text:p>
          </table:table-cell>
          <table:table-cell office:value-type="float" office:value="0.000019178" calcext:value-type="float">
            <text:p>1.92E-05</text:p>
          </table:table-cell>
          <table:table-cell office:value-type="float" office:value="0.0000578153846153846" calcext:value-type="float">
            <text:p>5.78E-05</text:p>
          </table:table-cell>
          <table:table-cell office:value-type="float" office:value="0.0002409" calcext:value-type="float">
            <text:p>2.41E-04</text:p>
          </table:table-cell>
          <table:table-cell office:value-type="float" office:value="0.000815" calcext:value-type="float">
            <text:p>8.15E-04</text:p>
          </table:table-cell>
          <table:table-cell office:value-type="float" office:value="0.003203" calcext:value-type="float">
            <text:p>3.20E-03</text:p>
          </table:table-cell>
          <table:table-cell office:value-type="float" office:value="0.0138133333333333" calcext:value-type="float">
            <text:p>1.38E-02</text:p>
          </table:table-cell>
          <table:table-cell office:value-type="float" office:value="0.0688071428571429" calcext:value-type="float">
            <text:p>6.88E-02</text:p>
          </table:table-cell>
          <table:table-cell office:value-type="float" office:value="0.25945" calcext:value-type="float">
            <text:p>2.59E-01</text:p>
          </table:table-cell>
          <table:table-cell office:value-type="float" office:value="0.816375" calcext:value-type="float">
            <text:p>8.16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7426" calcext:value-type="float">
            <text:p>7.43E-06</text:p>
          </table:table-cell>
          <table:table-cell office:value-type="float" office:value="0.000019346" calcext:value-type="float">
            <text:p>1.93E-05</text:p>
          </table:table-cell>
          <table:table-cell office:value-type="float" office:value="0.0000599384615384615" calcext:value-type="float">
            <text:p>5.99E-05</text:p>
          </table:table-cell>
          <table:table-cell office:value-type="float" office:value="0.00023906" calcext:value-type="float">
            <text:p>2.39E-04</text:p>
          </table:table-cell>
          <table:table-cell office:value-type="float" office:value="0.000835" calcext:value-type="float">
            <text:p>8.35E-04</text:p>
          </table:table-cell>
          <table:table-cell office:value-type="float" office:value="0.0033025" calcext:value-type="float">
            <text:p>3.30E-03</text:p>
          </table:table-cell>
          <table:table-cell office:value-type="float" office:value="0.0136333333333333" calcext:value-type="float">
            <text:p>1.36E-02</text:p>
          </table:table-cell>
          <table:table-cell office:value-type="float" office:value="0.0686642857142857" calcext:value-type="float">
            <text:p>6.87E-02</text:p>
          </table:table-cell>
          <table:table-cell office:value-type="float" office:value="0.234175" calcext:value-type="float">
            <text:p>2.34E-01</text:p>
          </table:table-cell>
          <table:table-cell office:value-type="float" office:value="0.83775" calcext:value-type="float">
            <text:p>8.38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730333333333333" calcext:value-type="float">
            <text:p>7.30E-06</text:p>
          </table:table-cell>
          <table:table-cell office:value-type="float" office:value="0.000018026" calcext:value-type="float">
            <text:p>1.80E-05</text:p>
          </table:table-cell>
          <table:table-cell office:value-type="float" office:value="0.0000563461538461538" calcext:value-type="float">
            <text:p>5.63E-05</text:p>
          </table:table-cell>
          <table:table-cell office:value-type="float" office:value="0.0002296" calcext:value-type="float">
            <text:p>2.30E-04</text:p>
          </table:table-cell>
          <table:table-cell office:value-type="float" office:value="0.0008377" calcext:value-type="float">
            <text:p>8.38E-04</text:p>
          </table:table-cell>
          <table:table-cell office:value-type="float" office:value="0.0033125" calcext:value-type="float">
            <text:p>3.31E-03</text:p>
          </table:table-cell>
          <table:table-cell office:value-type="float" office:value="0.0137133333333333" calcext:value-type="float">
            <text:p>1.37E-02</text:p>
          </table:table-cell>
          <table:table-cell office:value-type="float" office:value="0.0686285714285714" calcext:value-type="float">
            <text:p>6.86E-02</text:p>
          </table:table-cell>
          <table:table-cell office:value-type="float" office:value="0.257" calcext:value-type="float">
            <text:p>2.57E-01</text:p>
          </table:table-cell>
          <table:table-cell office:value-type="float" office:value="0.837875" calcext:value-type="float">
            <text:p>8.38E-01</text:p>
          </table:table-cell>
        </table:table-row>
      </table:table>
      <table:table table:name="ZfpMulC" table:style-name="ta1">
        <table:table-column table:style-name="co1" table:default-cell-style-name="Default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46025" calcext:value-type="float">
            <text:p>2.46E-04</text:p>
          </table:table-cell>
          <table:table-cell office:value-type="float" office:value="0.0009744" calcext:value-type="float">
            <text:p>9.74E-04</text:p>
          </table:table-cell>
          <table:table-cell office:value-type="float" office:value="0.004771" calcext:value-type="float">
            <text:p>4.77E-03</text:p>
          </table:table-cell>
          <table:table-cell office:value-type="float" office:value="0.01991" calcext:value-type="float">
            <text:p>1.99E-02</text:p>
          </table:table-cell>
          <table:table-cell office:value-type="float" office:value="0.06622" calcext:value-type="float">
            <text:p>6.62E-02</text:p>
          </table:table-cell>
          <table:table-cell office:value-type="float" office:value="0.337333333333333" calcext:value-type="float">
            <text:p>3.37E-01</text:p>
          </table:table-cell>
          <table:table-cell office:value-type="float" office:value="1.164" calcext:value-type="float">
            <text:p>1.16E+00</text:p>
          </table:table-cell>
          <table:table-cell office:value-type="float" office:value="5.5135" calcext:value-type="float">
            <text:p>5.51E+00</text:p>
          </table:table-cell>
          <table:table-cell office:value-type="float" office:value="19.22" calcext:value-type="float">
            <text:p>1.92E+01</text:p>
          </table:table-cell>
          <table:table-cell office:value-type="float" office:value="89.23" calcext:value-type="float">
            <text:p>8.92E+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654" calcext:value-type="float">
            <text:p>2.65E-04</text:p>
          </table:table-cell>
          <table:table-cell office:value-type="float" office:value="0.0009597" calcext:value-type="float">
            <text:p>9.60E-04</text:p>
          </table:table-cell>
          <table:table-cell office:value-type="float" office:value="0.0049205" calcext:value-type="float">
            <text:p>4.92E-03</text:p>
          </table:table-cell>
          <table:table-cell office:value-type="float" office:value="0.018812" calcext:value-type="float">
            <text:p>1.88E-02</text:p>
          </table:table-cell>
          <table:table-cell office:value-type="float" office:value="0.07034" calcext:value-type="float">
            <text:p>7.03E-02</text:p>
          </table:table-cell>
          <table:table-cell office:value-type="float" office:value="0.3121" calcext:value-type="float">
            <text:p>3.12E-01</text:p>
          </table:table-cell>
          <table:table-cell office:value-type="float" office:value="1.1388" calcext:value-type="float">
            <text:p>1.14E+00</text:p>
          </table:table-cell>
          <table:table-cell office:value-type="float" office:value="5.3135" calcext:value-type="float">
            <text:p>5.31E+00</text:p>
          </table:table-cell>
          <table:table-cell office:value-type="float" office:value="19.4175" calcext:value-type="float">
            <text:p>1.94E+01</text:p>
          </table:table-cell>
          <table:table-cell office:value-type="float" office:value="110.17" calcext:value-type="float">
            <text:p>1.10E+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3375" calcext:value-type="float">
            <text:p>2.34E-04</text:p>
          </table:table-cell>
          <table:table-cell office:value-type="float" office:value="0.0011383" calcext:value-type="float">
            <text:p>1.14E-03</text:p>
          </table:table-cell>
          <table:table-cell office:value-type="float" office:value="0.0048375" calcext:value-type="float">
            <text:p>4.84E-03</text:p>
          </table:table-cell>
          <table:table-cell office:value-type="float" office:value="0.019828" calcext:value-type="float">
            <text:p>1.98E-02</text:p>
          </table:table-cell>
          <table:table-cell office:value-type="float" office:value="0.0698" calcext:value-type="float">
            <text:p>6.98E-02</text:p>
          </table:table-cell>
          <table:table-cell office:value-type="float" office:value="0.3191" calcext:value-type="float">
            <text:p>3.19E-01</text:p>
          </table:table-cell>
          <table:table-cell office:value-type="float" office:value="1.0668" calcext:value-type="float">
            <text:p>1.07E+00</text:p>
          </table:table-cell>
          <table:table-cell office:value-type="float" office:value="5.1045" calcext:value-type="float">
            <text:p>5.10E+00</text:p>
          </table:table-cell>
          <table:table-cell office:value-type="float" office:value="20.0575" calcext:value-type="float">
            <text:p>2.01E+01</text:p>
          </table:table-cell>
          <table:table-cell office:value-type="float" office:value="110.13" calcext:value-type="float">
            <text:p>1.10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62425" calcext:value-type="float">
            <text:p>2.62E-04</text:p>
          </table:table-cell>
          <table:table-cell office:value-type="float" office:value="0.0009602" calcext:value-type="float">
            <text:p>9.60E-04</text:p>
          </table:table-cell>
          <table:table-cell office:value-type="float" office:value="0.005076" calcext:value-type="float">
            <text:p>5.08E-03</text:p>
          </table:table-cell>
          <table:table-cell office:value-type="float" office:value="0.019122" calcext:value-type="float">
            <text:p>1.91E-02</text:p>
          </table:table-cell>
          <table:table-cell office:value-type="float" office:value="0.06869" calcext:value-type="float">
            <text:p>6.87E-02</text:p>
          </table:table-cell>
          <table:table-cell office:value-type="float" office:value="0.319066666666667" calcext:value-type="float">
            <text:p>3.19E-01</text:p>
          </table:table-cell>
          <table:table-cell office:value-type="float" office:value="1.0312" calcext:value-type="float">
            <text:p>1.03E+00</text:p>
          </table:table-cell>
          <table:table-cell office:value-type="float" office:value="5.5365" calcext:value-type="float">
            <text:p>5.54E+00</text:p>
          </table:table-cell>
          <table:table-cell office:value-type="float" office:value="20.445" calcext:value-type="float">
            <text:p>2.04E+01</text:p>
          </table:table-cell>
          <table:table-cell office:value-type="float" office:value="98.72" calcext:value-type="float">
            <text:p>9.87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32025" calcext:value-type="float">
            <text:p>2.32E-04</text:p>
          </table:table-cell>
          <table:table-cell office:value-type="float" office:value="0.0009011" calcext:value-type="float">
            <text:p>9.01E-04</text:p>
          </table:table-cell>
          <table:table-cell office:value-type="float" office:value="0.005518" calcext:value-type="float">
            <text:p>5.52E-03</text:p>
          </table:table-cell>
          <table:table-cell office:value-type="float" office:value="0.018788" calcext:value-type="float">
            <text:p>1.88E-02</text:p>
          </table:table-cell>
          <table:table-cell office:value-type="float" office:value="0.06844" calcext:value-type="float">
            <text:p>6.84E-02</text:p>
          </table:table-cell>
          <table:table-cell office:value-type="float" office:value="0.316733333333333" calcext:value-type="float">
            <text:p>3.17E-01</text:p>
          </table:table-cell>
          <table:table-cell office:value-type="float" office:value="1.0194" calcext:value-type="float">
            <text:p>1.02E+00</text:p>
          </table:table-cell>
          <table:table-cell office:value-type="float" office:value="5.0805" calcext:value-type="float">
            <text:p>5.08E+00</text:p>
          </table:table-cell>
          <table:table-cell office:value-type="float" office:value="26.8625" calcext:value-type="float">
            <text:p>2.69E+01</text:p>
          </table:table-cell>
          <table:table-cell office:value-type="float" office:value="91.78" calcext:value-type="float">
            <text:p>9.18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3575" calcext:value-type="float">
            <text:p>2.36E-04</text:p>
          </table:table-cell>
          <table:table-cell office:value-type="float" office:value="0.0008945" calcext:value-type="float">
            <text:p>8.95E-04</text:p>
          </table:table-cell>
          <table:table-cell office:value-type="float" office:value="0.005044" calcext:value-type="float">
            <text:p>5.04E-03</text:p>
          </table:table-cell>
          <table:table-cell office:value-type="float" office:value="0.018856" calcext:value-type="float">
            <text:p>1.89E-02</text:p>
          </table:table-cell>
          <table:table-cell office:value-type="float" office:value="0.06934" calcext:value-type="float">
            <text:p>6.93E-02</text:p>
          </table:table-cell>
          <table:table-cell office:value-type="float" office:value="0.323966666666667" calcext:value-type="float">
            <text:p>3.24E-01</text:p>
          </table:table-cell>
          <table:table-cell office:value-type="float" office:value="1.0182" calcext:value-type="float">
            <text:p>1.02E+00</text:p>
          </table:table-cell>
          <table:table-cell office:value-type="float" office:value="5.079" calcext:value-type="float">
            <text:p>5.08E+00</text:p>
          </table:table-cell>
          <table:table-cell office:value-type="float" office:value="20.1575" calcext:value-type="float">
            <text:p>2.02E+01</text:p>
          </table:table-cell>
          <table:table-cell office:value-type="float" office:value="88.8" calcext:value-type="float">
            <text:p>8.88E+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36125" calcext:value-type="float">
            <text:p>2.36E-04</text:p>
          </table:table-cell>
          <table:table-cell office:value-type="float" office:value="0.0008928" calcext:value-type="float">
            <text:p>8.93E-04</text:p>
          </table:table-cell>
          <table:table-cell office:value-type="float" office:value="0.004343" calcext:value-type="float">
            <text:p>4.34E-03</text:p>
          </table:table-cell>
          <table:table-cell office:value-type="float" office:value="0.018826" calcext:value-type="float">
            <text:p>1.88E-02</text:p>
          </table:table-cell>
          <table:table-cell office:value-type="float" office:value="0.06823" calcext:value-type="float">
            <text:p>6.82E-02</text:p>
          </table:table-cell>
          <table:table-cell office:value-type="float" office:value="0.312933333333333" calcext:value-type="float">
            <text:p>3.13E-01</text:p>
          </table:table-cell>
          <table:table-cell office:value-type="float" office:value="1.0154" calcext:value-type="float">
            <text:p>1.02E+00</text:p>
          </table:table-cell>
          <table:table-cell office:value-type="float" office:value="5.0795" calcext:value-type="float">
            <text:p>5.08E+00</text:p>
          </table:table-cell>
          <table:table-cell office:value-type="float" office:value="20.3075" calcext:value-type="float">
            <text:p>2.03E+01</text:p>
          </table:table-cell>
          <table:table-cell office:value-type="float" office:value="88.75" calcext:value-type="float">
            <text:p>8.88E+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229" calcext:value-type="float">
            <text:p>2.23E-04</text:p>
          </table:table-cell>
          <table:table-cell office:value-type="float" office:value="0.0011308" calcext:value-type="float">
            <text:p>1.13E-03</text:p>
          </table:table-cell>
          <table:table-cell office:value-type="float" office:value="0.0050315" calcext:value-type="float">
            <text:p>5.03E-03</text:p>
          </table:table-cell>
          <table:table-cell office:value-type="float" office:value="0.019862" calcext:value-type="float">
            <text:p>1.99E-02</text:p>
          </table:table-cell>
          <table:table-cell office:value-type="float" office:value="0.06833" calcext:value-type="float">
            <text:p>6.83E-02</text:p>
          </table:table-cell>
          <table:table-cell office:value-type="float" office:value="0.298033333333333" calcext:value-type="float">
            <text:p>2.98E-01</text:p>
          </table:table-cell>
          <table:table-cell office:value-type="float" office:value="1.0168" calcext:value-type="float">
            <text:p>1.02E+00</text:p>
          </table:table-cell>
          <table:table-cell office:value-type="float" office:value="5.1115" calcext:value-type="float">
            <text:p>5.11E+00</text:p>
          </table:table-cell>
          <table:table-cell office:value-type="float" office:value="20.2725" calcext:value-type="float">
            <text:p>2.03E+01</text:p>
          </table:table-cell>
          <table:table-cell office:value-type="float" office:value="89.31" calcext:value-type="float">
            <text:p>8.93E+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55075" calcext:value-type="float">
            <text:p>2.55E-04</text:p>
          </table:table-cell>
          <table:table-cell office:value-type="float" office:value="0.0011292" calcext:value-type="float">
            <text:p>1.13E-03</text:p>
          </table:table-cell>
          <table:table-cell office:value-type="float" office:value="0.0048055" calcext:value-type="float">
            <text:p>4.81E-03</text:p>
          </table:table-cell>
          <table:table-cell office:value-type="float" office:value="0.018668" calcext:value-type="float">
            <text:p>1.87E-02</text:p>
          </table:table-cell>
          <table:table-cell office:value-type="float" office:value="0.06931" calcext:value-type="float">
            <text:p>6.93E-02</text:p>
          </table:table-cell>
          <table:table-cell office:value-type="float" office:value="0.300666666666667" calcext:value-type="float">
            <text:p>3.01E-01</text:p>
          </table:table-cell>
          <table:table-cell office:value-type="float" office:value="1.016" calcext:value-type="float">
            <text:p>1.02E+00</text:p>
          </table:table-cell>
          <table:table-cell office:value-type="float" office:value="5.8695" calcext:value-type="float">
            <text:p>5.87E+00</text:p>
          </table:table-cell>
          <table:table-cell office:value-type="float" office:value="20.41" calcext:value-type="float">
            <text:p>2.04E+01</text:p>
          </table:table-cell>
          <table:table-cell office:value-type="float" office:value="89.03" calcext:value-type="float">
            <text:p>8.90E+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737" calcext:value-type="float">
            <text:p>2.74E-04</text:p>
          </table:table-cell>
          <table:table-cell office:value-type="float" office:value="0.0009513" calcext:value-type="float">
            <text:p>9.51E-04</text:p>
          </table:table-cell>
          <table:table-cell office:value-type="float" office:value="0.004469" calcext:value-type="float">
            <text:p>4.47E-03</text:p>
          </table:table-cell>
          <table:table-cell office:value-type="float" office:value="0.01796" calcext:value-type="float">
            <text:p>1.80E-02</text:p>
          </table:table-cell>
          <table:table-cell office:value-type="float" office:value="0.06848" calcext:value-type="float">
            <text:p>6.85E-02</text:p>
          </table:table-cell>
          <table:table-cell office:value-type="float" office:value="0.311933333333333" calcext:value-type="float">
            <text:p>3.12E-01</text:p>
          </table:table-cell>
          <table:table-cell office:value-type="float" office:value="1.0146" calcext:value-type="float">
            <text:p>1.01E+00</text:p>
          </table:table-cell>
          <table:table-cell office:value-type="float" office:value="6.5235" calcext:value-type="float">
            <text:p>6.52E+00</text:p>
          </table:table-cell>
          <table:table-cell office:value-type="float" office:value="24.0775" calcext:value-type="float">
            <text:p>2.41E+01</text:p>
          </table:table-cell>
          <table:table-cell office:value-type="float" office:value="88.91" calcext:value-type="float">
            <text:p>8.89E+01</text:p>
          </table:table-cell>
        </table:table-row>
      </table:table>
      <table:table table:name="NoCompressionMulC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1975" calcext:value-type="float">
            <text:p>1.98E-05</text:p>
          </table:table-cell>
          <table:table-cell office:value-type="float" office:value="0.00007965" calcext:value-type="float">
            <text:p>7.97E-05</text:p>
          </table:table-cell>
          <table:table-cell office:value-type="float" office:value="0.000340933333333333" calcext:value-type="float">
            <text:p>3.41E-04</text:p>
          </table:table-cell>
          <table:table-cell office:value-type="float" office:value="0.00139775" calcext:value-type="float">
            <text:p>1.40E-03</text:p>
          </table:table-cell>
          <table:table-cell office:value-type="float" office:value="0.00518" calcext:value-type="float">
            <text:p>5.18E-03</text:p>
          </table:table-cell>
          <table:table-cell office:value-type="float" office:value="0.019314" calcext:value-type="float">
            <text:p>1.93E-02</text:p>
          </table:table-cell>
          <table:table-cell office:value-type="float" office:value="0.07898" calcext:value-type="float">
            <text:p>7.90E-02</text:p>
          </table:table-cell>
          <table:table-cell office:value-type="float" office:value="0.389266666666667" calcext:value-type="float">
            <text:p>3.89E-01</text:p>
          </table:table-cell>
          <table:table-cell office:value-type="float" office:value="1.42466666666667" calcext:value-type="float">
            <text:p>1.42E+00</text:p>
          </table:table-cell>
          <table:table-cell office:value-type="float" office:value="6.772" calcext:value-type="float">
            <text:p>6.77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9626" calcext:value-type="float">
            <text:p>1.96E-05</text:p>
          </table:table-cell>
          <table:table-cell office:value-type="float" office:value="0.00007892" calcext:value-type="float">
            <text:p>7.89E-05</text:p>
          </table:table-cell>
          <table:table-cell office:value-type="float" office:value="0.000298466666666667" calcext:value-type="float">
            <text:p>2.98E-04</text:p>
          </table:table-cell>
          <table:table-cell office:value-type="float" office:value="0.001125875" calcext:value-type="float">
            <text:p>1.13E-03</text:p>
          </table:table-cell>
          <table:table-cell office:value-type="float" office:value="0.00502" calcext:value-type="float">
            <text:p>5.02E-03</text:p>
          </table:table-cell>
          <table:table-cell office:value-type="float" office:value="0.020016" calcext:value-type="float">
            <text:p>2.00E-02</text:p>
          </table:table-cell>
          <table:table-cell office:value-type="float" office:value="0.0819533333333333" calcext:value-type="float">
            <text:p>8.20E-02</text:p>
          </table:table-cell>
          <table:table-cell office:value-type="float" office:value="0.3783" calcext:value-type="float">
            <text:p>3.78E-01</text:p>
          </table:table-cell>
          <table:table-cell office:value-type="float" office:value="1.42016666666667" calcext:value-type="float">
            <text:p>1.42E+00</text:p>
          </table:table-cell>
          <table:table-cell office:value-type="float" office:value="5.30133333333333" calcext:value-type="float">
            <text:p>5.3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1916" calcext:value-type="float">
            <text:p>1.92E-05</text:p>
          </table:table-cell>
          <table:table-cell office:value-type="float" office:value="0.00007969" calcext:value-type="float">
            <text:p>7.97E-05</text:p>
          </table:table-cell>
          <table:table-cell office:value-type="float" office:value="0.0002954" calcext:value-type="float">
            <text:p>2.95E-04</text:p>
          </table:table-cell>
          <table:table-cell office:value-type="float" office:value="0.001172875" calcext:value-type="float">
            <text:p>1.17E-03</text:p>
          </table:table-cell>
          <table:table-cell office:value-type="float" office:value="0.005087" calcext:value-type="float">
            <text:p>5.09E-03</text:p>
          </table:table-cell>
          <table:table-cell office:value-type="float" office:value="0.017792" calcext:value-type="float">
            <text:p>1.78E-02</text:p>
          </table:table-cell>
          <table:table-cell office:value-type="float" office:value="0.06964" calcext:value-type="float">
            <text:p>6.96E-02</text:p>
          </table:table-cell>
          <table:table-cell office:value-type="float" office:value="0.3762" calcext:value-type="float">
            <text:p>3.76E-01</text:p>
          </table:table-cell>
          <table:table-cell office:value-type="float" office:value="1.34266666666667" calcext:value-type="float">
            <text:p>1.34E+00</text:p>
          </table:table-cell>
          <table:table-cell office:value-type="float" office:value="6.398" calcext:value-type="float">
            <text:p>6.4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1905" calcext:value-type="float">
            <text:p>1.91E-05</text:p>
          </table:table-cell>
          <table:table-cell office:value-type="float" office:value="0.00009433" calcext:value-type="float">
            <text:p>9.43E-05</text:p>
          </table:table-cell>
          <table:table-cell office:value-type="float" office:value="0.000294366666666667" calcext:value-type="float">
            <text:p>2.94E-04</text:p>
          </table:table-cell>
          <table:table-cell office:value-type="float" office:value="0.001110625" calcext:value-type="float">
            <text:p>1.11E-03</text:p>
          </table:table-cell>
          <table:table-cell office:value-type="float" office:value="0.0054325" calcext:value-type="float">
            <text:p>5.43E-03</text:p>
          </table:table-cell>
          <table:table-cell office:value-type="float" office:value="0.021862" calcext:value-type="float">
            <text:p>2.19E-02</text:p>
          </table:table-cell>
          <table:table-cell office:value-type="float" office:value="0.0840666666666667" calcext:value-type="float">
            <text:p>8.41E-02</text:p>
          </table:table-cell>
          <table:table-cell office:value-type="float" office:value="0.3732" calcext:value-type="float">
            <text:p>3.73E-01</text:p>
          </table:table-cell>
          <table:table-cell office:value-type="float" office:value="1.339" calcext:value-type="float">
            <text:p>1.34E+00</text:p>
          </table:table-cell>
          <table:table-cell office:value-type="float" office:value="5.07466666666667" calcext:value-type="float">
            <text:p>5.07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19132" calcext:value-type="float">
            <text:p>1.91E-05</text:p>
          </table:table-cell>
          <table:table-cell office:value-type="float" office:value="0.00007802" calcext:value-type="float">
            <text:p>7.80E-05</text:p>
          </table:table-cell>
          <table:table-cell office:value-type="float" office:value="0.0002944" calcext:value-type="float">
            <text:p>2.94E-04</text:p>
          </table:table-cell>
          <table:table-cell office:value-type="float" office:value="0.00116075" calcext:value-type="float">
            <text:p>1.16E-03</text:p>
          </table:table-cell>
          <table:table-cell office:value-type="float" office:value="0.0044205" calcext:value-type="float">
            <text:p>4.42E-03</text:p>
          </table:table-cell>
          <table:table-cell office:value-type="float" office:value="0.022044" calcext:value-type="float">
            <text:p>2.20E-02</text:p>
          </table:table-cell>
          <table:table-cell office:value-type="float" office:value="0.0838733333333333" calcext:value-type="float">
            <text:p>8.39E-02</text:p>
          </table:table-cell>
          <table:table-cell office:value-type="float" office:value="0.332233333333333" calcext:value-type="float">
            <text:p>3.32E-01</text:p>
          </table:table-cell>
          <table:table-cell office:value-type="float" office:value="1.32366666666667" calcext:value-type="float">
            <text:p>1.32E+00</text:p>
          </table:table-cell>
          <table:table-cell office:value-type="float" office:value="6.41133333333333" calcext:value-type="float">
            <text:p>6.41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1917" calcext:value-type="float">
            <text:p>1.92E-05</text:p>
          </table:table-cell>
          <table:table-cell office:value-type="float" office:value="0.0000785" calcext:value-type="float">
            <text:p>7.85E-05</text:p>
          </table:table-cell>
          <table:table-cell office:value-type="float" office:value="0.0002944" calcext:value-type="float">
            <text:p>2.94E-04</text:p>
          </table:table-cell>
          <table:table-cell office:value-type="float" office:value="0.001201125" calcext:value-type="float">
            <text:p>1.20E-03</text:p>
          </table:table-cell>
          <table:table-cell office:value-type="float" office:value="0.005499" calcext:value-type="float">
            <text:p>5.50E-03</text:p>
          </table:table-cell>
          <table:table-cell office:value-type="float" office:value="0.02215" calcext:value-type="float">
            <text:p>2.22E-02</text:p>
          </table:table-cell>
          <table:table-cell office:value-type="float" office:value="0.0672933333333333" calcext:value-type="float">
            <text:p>6.73E-02</text:p>
          </table:table-cell>
          <table:table-cell office:value-type="float" office:value="0.3713" calcext:value-type="float">
            <text:p>3.71E-01</text:p>
          </table:table-cell>
          <table:table-cell office:value-type="float" office:value="1.33233333333333" calcext:value-type="float">
            <text:p>1.33E+00</text:p>
          </table:table-cell>
          <table:table-cell office:value-type="float" office:value="6.36266666666667" calcext:value-type="float">
            <text:p>6.36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153" calcext:value-type="float">
            <text:p>1.53E-05</text:p>
          </table:table-cell>
          <table:table-cell office:value-type="float" office:value="0.00007784" calcext:value-type="float">
            <text:p>7.78E-05</text:p>
          </table:table-cell>
          <table:table-cell office:value-type="float" office:value="0.000294633333333333" calcext:value-type="float">
            <text:p>2.95E-04</text:p>
          </table:table-cell>
          <table:table-cell office:value-type="float" office:value="0.001178375" calcext:value-type="float">
            <text:p>1.18E-03</text:p>
          </table:table-cell>
          <table:table-cell office:value-type="float" office:value="0.0054965" calcext:value-type="float">
            <text:p>5.50E-03</text:p>
          </table:table-cell>
          <table:table-cell office:value-type="float" office:value="0.020714" calcext:value-type="float">
            <text:p>2.07E-02</text:p>
          </table:table-cell>
          <table:table-cell office:value-type="float" office:value="0.0839" calcext:value-type="float">
            <text:p>8.39E-02</text:p>
          </table:table-cell>
          <table:table-cell office:value-type="float" office:value="0.374066666666667" calcext:value-type="float">
            <text:p>3.74E-01</text:p>
          </table:table-cell>
          <table:table-cell office:value-type="float" office:value="1.32883333333333" calcext:value-type="float">
            <text:p>1.33E+00</text:p>
          </table:table-cell>
          <table:table-cell office:value-type="float" office:value="5.06933333333333" calcext:value-type="float">
            <text:p>5.07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1873" calcext:value-type="float">
            <text:p>1.87E-05</text:p>
          </table:table-cell>
          <table:table-cell office:value-type="float" office:value="0.00009362" calcext:value-type="float">
            <text:p>9.36E-05</text:p>
          </table:table-cell>
          <table:table-cell office:value-type="float" office:value="0.000294633333333333" calcext:value-type="float">
            <text:p>2.95E-04</text:p>
          </table:table-cell>
          <table:table-cell office:value-type="float" office:value="0.0011885" calcext:value-type="float">
            <text:p>1.19E-03</text:p>
          </table:table-cell>
          <table:table-cell office:value-type="float" office:value="0.005455" calcext:value-type="float">
            <text:p>5.46E-03</text:p>
          </table:table-cell>
          <table:table-cell office:value-type="float" office:value="0.021848" calcext:value-type="float">
            <text:p>2.18E-02</text:p>
          </table:table-cell>
          <table:table-cell office:value-type="float" office:value="0.08438" calcext:value-type="float">
            <text:p>8.44E-02</text:p>
          </table:table-cell>
          <table:table-cell office:value-type="float" office:value="0.3737" calcext:value-type="float">
            <text:p>3.74E-01</text:p>
          </table:table-cell>
          <table:table-cell office:value-type="float" office:value="1.35183333333333" calcext:value-type="float">
            <text:p>1.35E+00</text:p>
          </table:table-cell>
          <table:table-cell office:value-type="float" office:value="6.49933333333333" calcext:value-type="float">
            <text:p>6.50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187" calcext:value-type="float">
            <text:p>1.87E-05</text:p>
          </table:table-cell>
          <table:table-cell office:value-type="float" office:value="0.00007787" calcext:value-type="float">
            <text:p>7.79E-05</text:p>
          </table:table-cell>
          <table:table-cell office:value-type="float" office:value="0.000294433333333333" calcext:value-type="float">
            <text:p>2.94E-04</text:p>
          </table:table-cell>
          <table:table-cell office:value-type="float" office:value="0.001284125" calcext:value-type="float">
            <text:p>1.28E-03</text:p>
          </table:table-cell>
          <table:table-cell office:value-type="float" office:value="0.0054645" calcext:value-type="float">
            <text:p>5.46E-03</text:p>
          </table:table-cell>
          <table:table-cell office:value-type="float" office:value="0.021916" calcext:value-type="float">
            <text:p>2.19E-02</text:p>
          </table:table-cell>
          <table:table-cell office:value-type="float" office:value="0.0802466666666667" calcext:value-type="float">
            <text:p>8.02E-02</text:p>
          </table:table-cell>
          <table:table-cell office:value-type="float" office:value="0.371233333333333" calcext:value-type="float">
            <text:p>3.71E-01</text:p>
          </table:table-cell>
          <table:table-cell office:value-type="float" office:value="1.39133333333333" calcext:value-type="float">
            <text:p>1.39E+00</text:p>
          </table:table-cell>
          <table:table-cell office:value-type="float" office:value="5.04933333333333" calcext:value-type="float">
            <text:p>5.05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8946" calcext:value-type="float">
            <text:p>1.89E-05</text:p>
          </table:table-cell>
          <table:table-cell office:value-type="float" office:value="0.00007396" calcext:value-type="float">
            <text:p>7.40E-05</text:p>
          </table:table-cell>
          <table:table-cell office:value-type="float" office:value="0.000294266666666667" calcext:value-type="float">
            <text:p>2.94E-04</text:p>
          </table:table-cell>
          <table:table-cell office:value-type="float" office:value="0.001196875" calcext:value-type="float">
            <text:p>1.20E-03</text:p>
          </table:table-cell>
          <table:table-cell office:value-type="float" office:value="0.005459" calcext:value-type="float">
            <text:p>5.46E-03</text:p>
          </table:table-cell>
          <table:table-cell office:value-type="float" office:value="0.02223" calcext:value-type="float">
            <text:p>2.22E-02</text:p>
          </table:table-cell>
          <table:table-cell office:value-type="float" office:value="0.0672933333333333" calcext:value-type="float">
            <text:p>6.73E-02</text:p>
          </table:table-cell>
          <table:table-cell office:value-type="float" office:value="0.333733333333333" calcext:value-type="float">
            <text:p>3.34E-01</text:p>
          </table:table-cell>
          <table:table-cell office:value-type="float" office:value="1.35083333333333" calcext:value-type="float">
            <text:p>1.35E+00</text:p>
          </table:table-cell>
          <table:table-cell office:value-type="float" office:value="6.26" calcext:value-type="float">
            <text:p>6.26E+00</text:p>
          </table:table-cell>
        </table:table-row>
        <table:table-row table:style-name="ro1" table:number-rows-repeated="16">
          <table:table-cell table:number-columns-repeated="2"/>
          <table:table-cell table:style-name="Default"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0:24:57.131841383</dc:date>
    <meta:editing-duration>PT1H20M58S</meta:editing-duration>
    <meta:editing-cycles>20</meta:editing-cycles>
    <meta:generator>LibreOffice/7.3.7.2$Linux_X86_64 LibreOffice_project/30$Build-2</meta:generator>
    <meta:document-statistic meta:table-count="3" meta:cell-count="363" meta:object-count="0"/>
  </office:meta>
</office:document-meta>
</file>